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e39c" officeooo:paragraph-rsid="001d5e34"/>
    </style:style>
    <style:style style:name="P2" style:family="paragraph" style:parent-style-name="Standard">
      <style:text-properties officeooo:rsid="0018b163" officeooo:paragraph-rsid="001d5e34"/>
    </style:style>
    <style:style style:name="P3" style:family="paragraph" style:parent-style-name="Standard">
      <style:text-properties officeooo:rsid="001d5e34" officeooo:paragraph-rsid="001d5e34"/>
    </style:style>
    <style:style style:name="P4" style:family="paragraph" style:parent-style-name="Standard">
      <style:text-properties fo:language="en" fo:country="US" officeooo:rsid="0018b163" officeooo:paragraph-rsid="001d5e34"/>
    </style:style>
    <style:style style:name="P5" style:family="paragraph" style:parent-style-name="Standard">
      <style:text-properties fo:language="en" fo:country="US" officeooo:rsid="001d5e34" officeooo:paragraph-rsid="001d5e34"/>
    </style:style>
    <style:style style:name="P6" style:family="paragraph" style:parent-style-name="Standard">
      <style:text-properties officeooo:rsid="0011be3d" officeooo:paragraph-rsid="001ff77f"/>
    </style:style>
    <style:style style:name="P7" style:family="paragraph" style:parent-style-name="Standard">
      <style:text-properties officeooo:rsid="000ae39c" officeooo:paragraph-rsid="001d5e34"/>
    </style:style>
    <style:style style:name="P8" style:family="paragraph" style:parent-style-name="Standard">
      <style:text-properties officeooo:rsid="000ae39c" officeooo:paragraph-rsid="00242bcc"/>
    </style:style>
    <style:style style:name="T1" style:family="text">
      <style:text-properties fo:language="en" fo:country="US"/>
    </style:style>
    <style:style style:name="T2" style:family="text">
      <style:text-properties fo:language="en" fo:country="US" officeooo:rsid="000ae39c"/>
    </style:style>
    <style:style style:name="T3" style:family="text">
      <style:text-properties fo:language="en" fo:country="US" officeooo:rsid="0018379f"/>
    </style:style>
    <style:style style:name="T4" style:family="text">
      <style:text-properties fo:language="en" fo:country="US" officeooo:rsid="0018b163"/>
    </style:style>
    <style:style style:name="T5" style:family="text">
      <style:text-properties officeooo:rsid="001837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term probiotic, popularised by R. Fuller in 1989, was defined recently by an Expert Committee as ‘Living micro-organisms which upon ingestion in certain numbers exert health benefits beyond inherent general nutrition’ . According to currently adopted definition by FAO and WHO, probiotics are; “live microorganism which when administered in adequate amount confers a health benefit on the host”.（1）A therapeutic benefit also includes prophylaxis against some types of intestinal infection （2） , improved digestion of lactose against lactose magestion lactose‐containing foods（3） . Lactose malabsorption may compromise their intake of protein and calcium <text:s/>（4）and these microflora are capable of providing numerous health benefits beyond basic nutritional value （5）.</text:p>
      <text:p text:style-name="P8"><text:span text:style-name="T1"><text:tab/>In animal husbandry, probiotics not only have an important role in the health of ruminants, but also contribute to the high quality product of ruminants.</text:span></text:p>
      <text:p text:style-name="P8"><text:span text:style-name="T1"/></text:p>
      <text:p text:style-name="P8"><text:span text:style-name="T1">奶牛目前出现的情况；</text:span></text:p>
      <text:p text:style-name="P8"><text:span text:style-name="T1">益生菌提高奶品质；</text:span></text:p>
      <text:p text:style-name="P8"><text:span text:style-name="T1">益生菌提高奶产量；</text:span></text:p>
      <text:p text:style-name="P8"><text:span text:style-name="T1"/></text:p>
      <text:p text:style-name="P8"><text:span text:style-name="T5">Qiao GH, Shan AS proved that bacillus licheniformis increased ruminal apparent nutrient digestibility ldiof neutral detergent fibre, acid detergent fibre, and organic matter. （6）Boyd J found that the addition of a direct-fed microbial alone improved milk and protein yield, energy-corrected milk, and apparent digestibility of crude protein, neutral detergent fiber, and acid detergent fiber, and the inclusion of glycerol (G+) had a positive effect on apparent dry matter and acid detergent fiber digestibility compared with M-/G-. The addition of a direct-fed microbial and dietary glycerol may improve yield and digestibility for cows subject to heat stress. （7）Sun P demonstrate that B. subtilis natto improves milk production and milk components yield, decreases SCC and promotes the growth of total ruminal bacteria, proteolytic and amylolytic bacteria, which indicate that B. subtilis natto has potential to be applied as a probiotic for dairy cows.（8）</text:span></text:p>
      <text:p text:style-name="P1"/>
      <text:p text:style-name="P1"><text:s text:c="11"/>益生菌通过影响倡导菌群，菌群影响奶品质</text:p>
      <text:p text:style-name="P2"><text:span text:style-name="T1"><text:tab/>However, <text:s/>the introduction of these probiotics may change the balance of the original rumen microbial community.(关于外缘微生物引起肠道不良反应的事例和证明) I</text:span><text:span text:style-name="T2">n this case，</text:span><text:bookmark text:name="result_box3"/><text:span text:style-name="T1">We screened the rumen flora of dairy cows of different yields and selected three probiotics rich in the intestine of high-yielding dairy cows and fed them in the dairy cow diet to explore the effects on milk production of dairy cows.</text:span></text:p>
      <text:p text:style-name="P4"/>
      <text:p text:style-name="P4"/>
      <text:p text:style-name="P5">（6）.Effect of supplemental Bacillus cultures on rumen fermentation and milk yield in Chinese Holstein cows.</text:p>
      <text:p text:style-name="P3"><text:span text:style-name="T1">（7）.</text:span><text:span text:style-name="T3">Effects <text:line-break/>of the addition of direct-fed microbials and glycerol to the diet of lactating dairy cows on milk yield and apparent efficiency of yield.</text:span></text:p>
      <text:p text:style-name="P3"><text:span text:style-name="T3">（8）.</text:span><text:span text:style-name="T4">Effects of Bacillus subtilis natto on milk production, rumen fermentation and ruminal microbiome of dairy cows.</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0:01:05.559750128</meta:creation-date>
    <dc:date>2018-03-27T23:27:46.873668589</dc:date>
    <meta:editing-duration>PT5H41M13S</meta:editing-duration>
    <meta:editing-cycles>3</meta:editing-cycles>
    <meta:generator>LibreOffice/5.1.6.2$Linux_X86_64 LibreOffice_project/10m0$Build-2</meta:generator>
    <meta:document-statistic meta:table-count="0" meta:image-count="0" meta:object-count="0" meta:page-count="1" meta:paragraph-count="11" meta:word-count="491" meta:character-count="2694" meta:non-whitespace-character-count="2298"/>
  </office:meta>
</office:document-meta>
</file>